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194.83pt" svg:y="79.65pt">
            <draw:object draw:notify-on-update-of-ranges="Sheet1.D1:Sheet1.D6 Sheet1.E1:Sheet1.E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23pt" svg:x="198.31pt" svg:y="359.15pt">
            <draw:object draw:notify-on-update-of-ranges="Sheet1.D1:Sheet1.D6 Sheet1.F1:Sheet1.F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88.28pt" svg:y="648.74pt">
            <draw:object draw:notify-on-update-of-ranges="Sheet1.D1:Sheet1.D6 Sheet1.G1:Sheet1.G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3619796" calcext:value-type="float">
            <text:p>0.3619796</text:p>
          </table:table-cell>
          <table:table-cell office:value-type="float" office:value="2.11214227214" calcext:value-type="float">
            <text:p>2.1121422721</text:p>
          </table:table-cell>
          <table:table-cell office:value-type="float" office:value="0.7024036" calcext:value-type="float">
            <text:p>0.7024036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5278194" calcext:value-type="float">
            <text:p>0.5278194</text:p>
          </table:table-cell>
          <table:table-cell office:value-type="float" office:value="2.47802081804" calcext:value-type="float">
            <text:p>2.478020818</text:p>
          </table:table-cell>
          <table:table-cell office:value-type="float" office:value="0.6010916" calcext:value-type="float">
            <text:p>0.6010916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7449178" calcext:value-type="float">
            <text:p>0.7449178</text:p>
          </table:table-cell>
          <table:table-cell office:value-type="float" office:value="2.4981469" calcext:value-type="float">
            <text:p>2.4981469</text:p>
          </table:table-cell>
          <table:table-cell office:value-type="float" office:value="0.4966716" calcext:value-type="float">
            <text:p>0.4966716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.0637902" calcext:value-type="float">
            <text:p>1.0637902</text:p>
          </table:table-cell>
          <table:table-cell office:value-type="float" office:value="2.5213879" calcext:value-type="float">
            <text:p>2.5213879</text:p>
          </table:table-cell>
          <table:table-cell office:value-type="float" office:value="0.3943348" calcext:value-type="float">
            <text:p>0.3943348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.4479026" calcext:value-type="float">
            <text:p>1.4479026</text:p>
          </table:table-cell>
          <table:table-cell office:value-type="float" office:value="3.90805868" calcext:value-type="float">
            <text:p>3.90805868</text:p>
          </table:table-cell>
          <table:table-cell office:value-type="float" office:value="0.30499" calcext:value-type="float">
            <text:p>0.30499</text:p>
          </table:table-cell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.2842668" calcext:value-type="float">
            <text:p>2.2842668</text:p>
          </table:table-cell>
          <table:table-cell office:value-type="float" office:value="3.61415" calcext:value-type="float">
            <text:p>3.61415</text:p>
          </table:table-cell>
          <table:table-cell office:value-type="float" office:value="0.2014" calcext:value-type="float">
            <text:p>0.2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5:02:22.489614442</meta:creation-date>
    <dc:date>2015-10-14T16:25:37.809354247</dc:date>
    <meta:editing-duration>PT7M1S</meta:editing-duration>
    <meta:editing-cycles>2</meta:editing-cycles>
    <meta:generator>LibreOffice/4.4.5.2$Linux_X86_64 LibreOffice_project/40$Build-2</meta:generator>
    <meta:document-statistic meta:table-count="1" meta:cell-count="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95cm" svg:y="0.316cm" chart:style-name="ch2">
          <text:p>Utilization vs. Average Number of Packets in Queue</text:p>
        </chart:title>
        <chart:plot-area chart:style-name="ch3" table:cell-range-address="Sheet1.D1:Sheet1.E6" svg:x="1.331cm" svg:y="1.275cm" svg:width="14.349cm" svg:height="6.564cm">
          <chartooo:coordinate-region svg:x="2.058cm" svg:y="1.474cm" svg:width="13.382cm" svg:height="5.718cm"/>
          <chart:axis chart:dimension="x" chart:name="primary-x" chart:style-name="ch4">
            <chart:title svg:x="8.316cm" svg:y="8.019cm" chart:style-name="ch5">
              <text:p> ρ</text:p>
            </chart:title>
          </chart:axis>
          <chart:axis chart:dimension="y" chart:name="primary-y" chart:style-name="ch4">
            <chart:title svg:x="0.451cm" svg:y="4.919cm" chart:style-name="ch6">
              <text:p>E[N]</text:p>
            </chart:title>
            <chart:grid chart:style-name="ch7" chart:class="major"/>
          </chart:axis>
          <chart:series chart:style-name="ch8" chart:values-cell-range-address="Sheet1.E1:Sheet1.E6" chart:class="chart:scatter">
            <chart:domain table:cell-range-address="Sheet1.D1:Sheet1.D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D1:Sheet1.D6</svg:desc>
                </draw:g>
              </table:table-cell>
              <table:table-cell office:value-type="float" office:value="0.3619796">
                <text:p>0.3619796</text:p>
                <draw:g>
                  <svg:desc>Sheet1.E1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5278194">
                <text:p>0.527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7449178">
                <text:p>0.7449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1.0637902">
                <text:p>1.0637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1.4479026">
                <text:p>1.4479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2.2842668">
                <text:p>2.2842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4.49cm" svg:y="0.316cm" chart:style-name="ch2">
          <text:p>Utilization vs. Average Packet Delay</text:p>
        </chart:title>
        <chart:plot-area chart:style-name="ch3" table:cell-range-address="Sheet1.D1:Sheet1.D6 Sheet1.F1:Sheet1.F6" svg:x="1.331cm" svg:y="1.275cm" svg:width="14.349cm" svg:height="6.569cm">
          <chartooo:coordinate-region svg:x="2.058cm" svg:y="1.474cm" svg:width="13.382cm" svg:height="5.723cm"/>
          <chart:axis chart:dimension="x" chart:name="primary-x" chart:style-name="ch4">
            <chart:title svg:x="8.316cm" svg:y="8.024cm" chart:style-name="ch5">
              <text:p> ρ</text:p>
            </chart:title>
          </chart:axis>
          <chart:axis chart:dimension="y" chart:name="primary-y" chart:style-name="ch4">
            <chart:title svg:x="0.451cm" svg:y="6.548cm" chart:style-name="ch6">
              <text:p>Average Packet Delay (ms)</text:p>
            </chart:title>
            <chart:grid chart:style-name="ch7" chart:class="major"/>
          </chart:axis>
          <chart:series chart:style-name="ch8" chart:values-cell-range-address="Sheet1.F1:Sheet1.F6" chart:class="chart:scatter">
            <chart:domain table:cell-range-address="Sheet1.D1:Sheet1.D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D1:Sheet1.D6</svg:desc>
                </draw:g>
              </table:table-cell>
              <table:table-cell office:value-type="float" office:value="2.11214227214">
                <text:p>2.11214227214</text:p>
                <draw:g>
                  <svg:desc>Sheet1.F1:Sheet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2.47802081804">
                <text:p>2.47802081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4981469">
                <text:p>2.4981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2.5213879">
                <text:p>2.5213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3.90805868">
                <text:p>3.90805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3.61415">
                <text:p>3.61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9cm" svg:y="0.316cm" chart:style-name="ch2">
          <text:p>Utilization vs. Proportion Time Idle</text:p>
        </chart:title>
        <chart:plot-area chart:style-name="ch3" table:cell-range-address="Sheet1.D1:Sheet1.D6 Sheet1.G1:Sheet1.G6" svg:x="1.331cm" svg:y="1.275cm" svg:width="14.349cm" svg:height="6.564cm">
          <chartooo:coordinate-region svg:x="2.058cm" svg:y="1.474cm" svg:width="13.382cm" svg:height="5.718cm"/>
          <chart:axis chart:dimension="x" chart:name="primary-x" chart:style-name="ch4">
            <chart:title svg:x="8.316cm" svg:y="8.019cm" chart:style-name="ch5">
              <text:p> ρ</text:p>
            </chart:title>
          </chart:axis>
          <chart:axis chart:dimension="y" chart:name="primary-y" chart:style-name="ch4">
            <chart:title svg:x="0.451cm" svg:y="4.985cm" chart:style-name="ch6">
              <text:p>Pidle</text:p>
            </chart:title>
            <chart:grid chart:style-name="ch7" chart:class="major"/>
          </chart:axis>
          <chart:series chart:style-name="ch8" chart:values-cell-range-address="Sheet1.G1:Sheet1.G6" chart:class="chart:scatter">
            <chart:domain table:cell-range-address="Sheet1.D1:Sheet1.D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D1:Sheet1.D6</svg:desc>
                </draw:g>
              </table:table-cell>
              <table:table-cell office:value-type="float" office:value="0.7024036">
                <text:p>0.7024036</text:p>
                <draw:g>
                  <svg:desc>Sheet1.G1:Sheet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6010916">
                <text:p>0.6010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4966716">
                <text:p>0.4966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3943348">
                <text:p>0.3943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0.2014">
                <text:p>0.20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